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3207C5679F6CAA70E8C.jpg" manifest:media-type="image/jpeg"/>
  <manifest:file-entry manifest:full-path="Pictures/100000000000032000000320C0B7D5FC79A3A3E0.jpg" manifest:media-type="image/jpeg"/>
  <manifest:file-entry manifest:full-path="Pictures/10000000000001A4000001A45CAEAF7595FFB08B.jpg" manifest:media-type="image/jpeg"/>
  <manifest:file-entry manifest:full-path="Pictures/10000000000001F4000001F4AA0B3A20A8D77FFE.jpg" manifest:media-type="image/jpeg"/>
  <manifest:file-entry manifest:full-path="Pictures/10000000000001C2000001C26C234CBE665C7761.jpg" manifest:media-type="image/jpeg"/>
  <manifest:file-entry manifest:full-path="Pictures/10000000000001F4000001F4DC7AC598E6A9EBB3.jpg" manifest:media-type="image/jpeg"/>
  <manifest:file-entry manifest:full-path="Pictures/10000000000000A5000000A5ED8E1F730E8A4BD3.jpg" manifest:media-type="image/jpeg"/>
  <manifest:file-entry manifest:full-path="Pictures/10000000000003200000032090453AFFEEFC59E0.jpg" manifest:media-type="image/jpeg"/>
  <manifest:file-entry manifest:full-path="Pictures/10000001000001CC000001CCDEABAAD3AD63696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.81cm" svg:height="3.81cm" svg:x="23.495cm" svg:y="1.905cm">
          <draw:image xlink:href="Pictures/10000001000001CC000001CCDEABAAD3AD636967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4.366cm" svg:x="12.144cm" svg:y="1.27cm">
          <draw:image xlink:href="Pictures/10000000000003200000032090453AFFEEFC59E0.jpg" xlink:type="simple" xlink:show="embed" xlink:actuate="onLoad" draw:mime-type="image/jpeg">
            <text:p/>
          </draw:image>
        </draw:frame>
        <draw:frame draw:style-name="gr1" draw:text-style-name="P1" draw:layer="layout" svg:width="4.365cm" svg:height="4.365cm" svg:x="6.985cm" svg:y="1.27cm">
          <draw:image xlink:href="Pictures/10000000000000A5000000A5ED8E1F730E8A4BD3.jpg" xlink:type="simple" xlink:show="embed" xlink:actuate="onLoad" draw:mime-type="image/jpeg">
            <text:p/>
          </draw:image>
        </draw:frame>
        <draw:frame draw:style-name="gr1" draw:text-style-name="P1" draw:layer="layout" svg:width="4.445cm" svg:height="4.445cm" svg:x="1.308cm" svg:y="1.27cm">
          <draw:image xlink:href="Pictures/10000000000001F4000001F4DC7AC598E6A9EBB3.jpg" xlink:type="simple" xlink:show="embed" xlink:actuate="onLoad" draw:mime-type="image/jpeg">
            <text:p/>
          </draw:image>
        </draw:frame>
        <draw:frame draw:style-name="gr1" draw:text-style-name="P1" draw:layer="layout" svg:width="4.381cm" svg:height="4.381cm" svg:x="1.905cm" svg:y="7.62cm">
          <draw:image xlink:href="Pictures/10000000000001C2000001C26C234CBE665C7761.jpg" xlink:type="simple" xlink:show="embed" xlink:actuate="onLoad" draw:mime-type="image/jpeg">
            <text:p/>
          </draw:image>
        </draw:frame>
        <draw:frame draw:style-name="gr1" draw:text-style-name="P1" draw:layer="layout" svg:width="4.407cm" svg:height="4.407cm" svg:x="8.255cm" svg:y="7.658cm">
          <draw:image xlink:href="Pictures/10000000000001F4000001F4AA0B3A20A8D77FFE.jpg" xlink:type="simple" xlink:show="embed" xlink:actuate="onLoad" draw:mime-type="image/jpeg">
            <text:p/>
          </draw:image>
        </draw:frame>
        <draw:frame draw:style-name="gr1" draw:text-style-name="P1" draw:layer="layout" svg:width="4.398cm" svg:height="4.398cm" svg:x="14.605cm" svg:y="7.667cm">
          <draw:image xlink:href="Pictures/100000000000032000000320C0B7D5FC79A3A3E0.jpg" xlink:type="simple" xlink:show="embed" xlink:actuate="onLoad" draw:mime-type="image/jpeg">
            <text:p/>
          </draw:image>
        </draw:frame>
        <draw:frame draw:style-name="gr1" draw:text-style-name="P1" draw:layer="layout" svg:width="4.398cm" svg:height="4.398cm" svg:x="21.002cm" svg:y="7.62cm">
          <draw:image xlink:href="Pictures/1000000000000320000003207C5679F6CAA70E8C.jpg" xlink:type="simple" xlink:show="embed" xlink:actuate="onLoad" draw:mime-type="image/jpeg">
            <text:p/>
          </draw:image>
        </draw:frame>
        <draw:frame draw:style-name="gr1" draw:text-style-name="P1" draw:layer="layout" svg:width="4.445cm" svg:height="4.445cm" svg:x="18.415cm" svg:y="1.27cm">
          <draw:image xlink:href="Pictures/10000000000001A4000001A45CAEAF7595FFB0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12:15.069871190</meta:creation-date>
    <dc:date>2023-03-17T10:18:00.053008660</dc:date>
    <meta:editing-duration>PT5M46S</meta:editing-duration>
    <meta:editing-cycles>1</meta:editing-cycles>
    <meta:document-statistic meta:object-count="32"/>
    <meta:generator>LibreOffice/7.5.1.2$Linux_X86_64 LibreOffice_project/fcbaee479e84c6cd81291587d2ee68cba099e129</meta:generator>
  </office:meta>
</office:document-meta>
</file>